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7.912cm" fo:min-width="8.155cm" draw:shadow-offset-x="0.203cm" draw:shadow-offset-y="0.203cm"/>
    </style:style>
    <style:style style:name="gr2" style:family="graphic" style:parent-style-name="standard">
      <style:graphic-properties draw:fill="hatch" draw:fill-hatch-name="Red_20_Crossed_20_45_20_Degrees" draw:fill-hatch-solid="false" draw:textarea-horizontal-align="justify" draw:textarea-vertical-align="middle" draw:auto-grow-height="false" fo:min-height="7.912cm" fo:min-width="8.155cm" draw:shadow-offset-x="0.203cm" draw:shadow-offset-y="0.203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  <style:text-properties fo:font-size="96pt" style:font-size-asian="96pt" style:font-size-complex="96pt"/>
    </style:style>
    <style:style style:name="P3" style:family="paragraph">
      <loext:graphic-properties draw:fill="hatch" draw:fill-hatch-name="Red_20_Crossed_20_45_20_Degrees" draw:fill-hatch-solid="false"/>
      <style:paragraph-properties fo:text-align="center"/>
      <style:text-properties fo:font-size="96pt" style:font-size-asian="96pt" style:font-size-complex="96pt"/>
    </style:style>
    <style:style style:name="P4" style:family="paragraph">
      <loext:graphic-properties draw:fill-color="#ffffff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2" draw:layer="layout" svg:width="8.655cm" svg:height="8.162cm" svg:x="3.363cm" svg:y="7.08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655cm" svg:height="8.162cm" svg:x="14.063cm" svg:y="7.08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13:06:08.316258377</meta:creation-date>
    <dc:date>2018-08-27T13:32:27.390148260</dc:date>
    <meta:editing-duration>PT11M3S</meta:editing-duration>
    <meta:editing-cycles>1</meta:editing-cycles>
    <meta:document-statistic meta:object-count="26"/>
    <meta:generator>NeoOffice/3.2017.4_Professional_Edition$MacOSX_X86_64 NeoOffice_project/0</meta:generator>
  </office:meta>
</office:document-meta>
</file>